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Questions">
            <text:p>Questions</text:p>
          </table:table-cell>
          <table:table-cell table:style-name="pd1" office:value-type="string" office:value="q1">
            <text:p>q1</text:p>
          </table:table-cell>
          <table:table-cell table:style-name="pd1" office:value-type="string" office:value="q2">
            <text:p>q2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Total">
            <text:p>Total</text:p>
          </table:table-cell>
          <table:table-cell table:style-name="pd1" office:value-type="string" office:value="UnroundedNote">
            <text:p>UnroundedNote</text:p>
          </table:table-cell>
          <table:table-cell table:style-name="pd1" office:value-type="string" office:value="Note">
            <text:p>Note</text:p>
          </table:table-cell>
        </table:table-row>
        <table:table-row>
          <table:table-cell office:value-type="string" office:value="Weights">
            <text:p>Weights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ks">
            <text:p>Marks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tudent">
            <text:p>Stude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INSTEIN Albert">
            <text:p>EINSTEIN Albert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0.5">
            <text:p>0.5</text:p>
          </table:table-cell>
          <table:table-cell office:value-type="float" office:value="3.24940575125497">
            <text:p>3.24940575125497</text:p>
          </table:table-cell>
          <table:table-cell office:value-type="float" office:value="3.0">
            <text:p>3.0</text:p>
          </table:table-cell>
        </table:table-row>
        <table:table-row>
          <table:table-cell office:value-type="string" office:value="FEYNMANN Richard">
            <text:p>FEYNMANN Richard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float" office:value="3.77080153727899">
            <text:p>3.77080153727899</text:p>
          </table:table-cell>
          <table:table-cell office:value-type="float" office:value="4.0">
            <text:p>4.0</text:p>
          </table:table-cell>
        </table:table-row>
        <table:table-row>
          <table:table-cell office:value-type="string" office:value="CRAMER Gabriel">
            <text:p>CRAMER Gabriel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0.7">
            <text:p>0.7</text:p>
          </table:table-cell>
          <table:table-cell office:value-type="float" office:value="4.31903876441655">
            <text:p>4.31903876441655</text:p>
          </table:table-cell>
          <table:table-cell office:value-type="float" office:value="4.5">
            <text:p>4.5</text:p>
          </table:table-cell>
        </table:table-row>
        <table:table-row>
          <table:table-cell office:value-type="string" office:value="CURIE Marie">
            <text:p>CURIE Marie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4">
            <text:p>0.4</text:p>
          </table:table-cell>
          <table:table-cell office:value-type="float" office:value="2.75854296243016">
            <text:p>2.75854296243016</text:p>
          </table:table-cell>
          <table:table-cell office:value-type="float" office:value="3.0">
            <text:p>3.0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king">
            <text:p>Working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